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6pt" fo:language="el" fo:country="GR" officeooo:rsid="000d285a" officeooo:paragraph-rsid="000d285a" style:font-size-asian="16pt" style:font-size-complex="16pt"/>
    </style:style>
    <style:style style:name="P2" style:family="paragraph" style:parent-style-name="Standard" style:list-style-name="L2">
      <style:text-properties style:font-name="Calibri" fo:font-size="16pt" fo:language="el" fo:country="GR" fo:font-weight="bold" officeooo:rsid="000d285a" officeooo:paragraph-rsid="000d285a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Calibri" fo:font-size="16pt" fo:language="en" fo:country="US" officeooo:rsid="000d285a" officeooo:paragraph-rsid="000d285a" style:font-size-asian="16pt" style:font-size-complex="16pt"/>
    </style:style>
    <style:style style:name="P4" style:family="paragraph" style:parent-style-name="Standard">
      <style:text-properties style:font-name="Calibri" fo:font-size="16pt" fo:language="en" fo:country="US" officeooo:rsid="000d285a" officeooo:paragraph-rsid="000d285a" style:font-size-asian="16pt" style:font-size-complex="16pt"/>
    </style:style>
    <style:style style:name="P5" style:family="paragraph" style:parent-style-name="Standard" style:list-style-name="L3">
      <style:text-properties style:font-name="Calibri" fo:font-size="16pt" fo:language="en" fo:country="US" officeooo:rsid="000d285a" officeooo:paragraph-rsid="000d285a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l" fo:country="GR"/>
    </style:style>
    <style:style style:name="T4" style:family="text">
      <style:text-properties fo:color="#c9211e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2a6099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l" fo:country="GR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7/06/2023</text:span></text:p>
      <text:p text:style-name="P1"><text:span text:style-name="T1"/></text:p>
      <text:p text:style-name="P1">Σύνοψη πώς λειτουργεί:</text:p>
      <text:p text:style-name="P1"/>
      <text:p text:style-name="P1"/>
      <text:list xml:id="list3679448918" text:style-name="L3">
        <text:list-item>
          <text:p text:style-name="P5">X<text:span text:style-name="T4">RR</text:span><text:span text:style-name="T5">GGG</text:span><text:span text:style-name="T6">BB </text:span><text:span text:style-name="T7">→ 7 bit color 0 </text:span><text:span text:style-name="T8">έως 1</text:span></text:p>
        </text:list-item>
        <text:list-item>
          <text:p text:style-name="P5"><text:span text:style-name="T8">Αυτή τη στιγμή βλέπει το αντικείμενο και έχει πρόσβαση στο χρώμα που επιλέγω εγώ να χρωματίσω το αντικείμενο (και όχι το αντίστροφο)</text:span></text:p>
        </text:list-item>
        <text:list-item>
          <text:p text:style-name="P5"><text:span text:style-name="T7">decoding </text:span><text:span text:style-name="T8">από κώδικα</text:span></text:p>
        </text:list-item>
      </text:list>
      <text:p text:style-name="P1"/>
      <text:p text:style-name="P1"><text:span text:style-name="T1">Τ</text:span>ι θα βάλω:</text:p>
      <text:list text:style-name="L1">
        <text:list-item>
          <text:p text:style-name="P3">Error correction: <text:span text:style-name="T3">Προς το παρόν δε βρίσκω έτοιμες βιβλιοθήκες γιατί αναζητώ αλγορίθμους και μετά τη γλώσσα προγραμματισμού. Θα το ψάξω και ανάποδα. </text:span>~<text:span text:style-name="T3">αν βρεθεί ο αλγόριθμος → </text:span>15 <text:span text:style-name="T3">μέρες (δεν ξέρω πόσο θα χρειαστεί προσαρμογή ο </text:span>encoder/decoder<text:span text:style-name="T3"> – αλλιώς μπορεί να πάρει και λιγότερο χρόνο. Όμως </text:span>error correction <text:span text:style-name="T3">εξαρτάται από το </text:span>scope <text:span text:style-name="T3">ή το σκέφτομαι πολύ;)</text:span></text:p>
        </text:list-item>
        <text:list-item>
          <text:p text:style-name="P3">Masking: <text:span text:style-name="T3">1 ή περισσότερα </text:span>Masking presets. Scoring system; Encoding <text:span text:style-name="T3">εύκολο νομίζω. </text:span>Decoding <text:span text:style-name="T3">πιο δύσκολο γιατί πρέπει να βρεις το </text:span>preset <text:span text:style-name="T3">(εξαρτάται από το </text:span>error correction <text:span text:style-name="T3">για να μη γίνει “λάθος”)</text:span></text:p>
        </text:list-item>
      </text:list>
      <text:p text:style-name="P4"/>
      <text:p text:style-name="P1">Τι θα δυσκολευτώ να βάλω</text:p>
      <text:p text:style-name="P1"/>
      <text:list xml:id="list1989270463" text:style-name="L2">
        <text:list-item>
          <text:p text:style-name="P2">Λειτουργικό <text:span text:style-name="T2">Finder Pattern </text:span><text:span text:style-name="T9">(μπορεί να μπει αν δεν χρησιμοποιείται προφανώς). Μπαίνουμε στο κομμάτι του </text:span><text:span text:style-name="T2">image processing </text:span><text:span text:style-name="T9">το οποίο είναι ένα κομμάτι από μόνο του. Ακόμα και να λειτουργήσει δε θα λειτουργεί βέλτιστα. Θα εξαρτάται από το πόσος θόρυβος θα μπει</text:span></text:p>
          <text:p text:style-name="P2"><text:span text:style-name="T9">~2-3 μήνες</text:span></text:p>
        </text:list-item>
        <text:list-item>
          <text:p text:style-name="P2">Λειτουργικό <text:span text:style-name="T2">Alignment Pattern. </text:span><text:span text:style-name="T9">Πρέπει να μπει αφού δω πού θα έχω θέματα. Και να λειτουργεί ήδη το παραπάνω. </text:span><text:span text:style-name="T2">(</text:span><text:span text:style-name="T9">άγνωστος χρόνος)</text:span></text:p>
        </text:list-item>
        <text:list-item>
          <text:p text:style-name="P2"><text:span text:style-name="T9">Τα παραπάνω προϋποθέτουν να λειτουργεί το </text:span><text:span text:style-name="T2">screenshot mechanic. </text:span><text:span text:style-name="T9">Φαίνεται λειτουργικό αυτή τη στιγμή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09:35:12.349000000</meta:creation-date>
    <dc:date>2023-06-07T10:03:34.830000000</dc:date>
    <meta:editing-duration>PT28M23S</meta:editing-duration>
    <meta:editing-cycles>1</meta:editing-cycles>
    <meta:document-statistic meta:table-count="0" meta:image-count="0" meta:object-count="0" meta:page-count="1" meta:paragraph-count="13" meta:word-count="213" meta:character-count="1295" meta:non-whitespace-character-count="1102"/>
    <meta:generator>LibreOffice/7.4.7.2$Windows_X86_64 LibreOffice_project/723314e595e8007d3cf785c16538505a1c878ca5</meta:generator>
  </office:meta>
</office:document-meta>
</file>